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4cm" fo:min-width="15.1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2.9cm" fo:min-width="12.1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4.979cm"/>
      <style:paragraph-properties style:writing-mode="lr-tb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7cm" fo:min-width="15.1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7cm" fo:min-width="12.1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1cm" fo:min-width="0.95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49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  <style:text-properties style:font-name="Courier1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style:font-name="Courier1" fo:font-size="14pt" style:font-size-asian="14pt" style:font-size-complex="14pt"/>
    </style:style>
    <style:style style:name="T1" style:family="text">
      <style:text-properties style:font-name="Courier1" fo:font-size="12pt" style:font-size-asian="12pt" style:font-size-complex="12pt"/>
    </style:style>
    <style:style style:name="T2" style:family="text">
      <style:text-properties style:font-name="Courier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5.7cm" svg:height="4.3cm" svg:x="0.3cm" svg:y="2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2.7cm" svg:height="3.2cm" svg:x="0.4cm" svg:y="9.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8.3cm" svg:height="5.229cm" svg:x="0.2cm" svg:y="1.671cm">
            <draw:text-box>
              <text:p><text:span text:style-name="T1"/></text:p>
              <text:p><text:span text:style-name="T1">void main( )</text:span></text:p>
              <text:p><text:span text:style-name="T1">{ </text:span></text:p>
              <text:p><text:span text:style-name="T1">int a=3;</text:span></text:p>
              <text:p><text:span text:style-name="T1">int b=5;</text:span></text:p>
              <text:p><text:span text:style-name="T1">ecrireString("avant a="); ecrireInt(a);</text:span></text:p>
              <text:p text:style-name="P2"><text:span text:style-name="T1">ecrireString("b="); ecrireInt(b);</text:span></text:p>
              <text:p><text:span text:style-name="T1">echanger(a,b);</text:span></text:p>
              <text:p text:style-name="P2"><text:span text:style-name="T1">ecrireString("apres a="); ecrireInt(a);</text:span></text:p>
              <text:p text:style-name="P2"><text:span text:style-name="T1">ecrireString("b="); ecrireInt(b);</text:span></text:p>
              <text:p><text:span text:style-name="T1">}</text:span></text:p>
            </draw:text-box>
          </draw:frame>
          <draw:custom-shape draw:style-name="gr4" draw:text-style-name="P1" draw:layer="layout" svg:width="15.7cm" svg:height="2cm" svg:x="0.3cm" svg:y="0.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2.7cm" svg:height="2cm" svg:x="0.4cm" svg:y="7.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.4cm" svg:x="1.1cm" svg:y="0.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.4cm" svg:x="0.9cm" svg:y="7.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5cm" svg:height="1.2cm" svg:x="2.8cm" svg:y="0.6cm">
            <draw:text-box>
              <text:p><text:span text:style-name="T2">a</text:span></text:p>
            </draw:text-box>
          </draw:frame>
          <draw:frame draw:style-name="gr7" draw:text-style-name="P4" draw:layer="layout" svg:width="1.9cm" svg:height="1.2cm" svg:x="2.5cm" svg:y="8.2cm">
            <draw:text-box>
              <text:p><text:span text:style-name="T2">temp</text:span></text:p>
            </draw:text-box>
          </draw:frame>
          <draw:frame draw:style-name="gr8" draw:text-style-name="P3" draw:layer="layout" svg:width="12.7cm" svg:height="3.35cm" svg:x="0.5cm" svg:y="9.6cm">
            <draw:text-box>
              <text:p><text:span text:style-name="T1">void echanger(int x, int y) {</text:span></text:p>
              <text:p><text:span text:style-name="T1"><text:s text:c="2"/></text:span><text:span text:style-name="T1">int temp;</text:span></text:p>
              <text:p><text:span text:style-name="T1"><text:s text:c="2"/></text:span><text:span text:style-name="T1">temp=x;</text:span></text:p>
              <text:p><text:span text:style-name="T1"><text:s text:c="2"/></text:span><text:span text:style-name="T1">x=y; </text:span></text:p>
              <text:p><text:span text:style-name="T1"><text:s text:c="2"/></text:span><text:span text:style-name="T1">y=temp;</text:span></text:p>
              <text:p><text:span text:style-name="T1">}</text:span></text:p>
            </draw:text-box>
          </draw:frame>
          <draw:custom-shape draw:style-name="gr6" draw:text-style-name="P1" draw:layer="layout" svg:width="1.5cm" svg:height="1.4cm" svg:x="4cm" svg:y="0.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5cm" svg:height="1.2cm" svg:x="5.7cm" svg:y="0.6cm">
            <draw:text-box>
              <text:p><text:span text:style-name="T2">b</text:span></text:p>
            </draw:text-box>
          </draw:frame>
          <draw:custom-shape draw:style-name="gr6" draw:text-style-name="P1" draw:layer="layout" svg:width="1.5cm" svg:height="1.4cm" svg:x="6.3cm" svg:y="7.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9cm" svg:height="1.2cm" svg:x="7.9cm" svg:y="8.2cm">
            <draw:text-box>
              <text:p><text:span text:style-name="T2">x</text:span></text:p>
            </draw:text-box>
          </draw:frame>
          <draw:custom-shape draw:style-name="gr6" draw:text-style-name="P1" draw:layer="layout" svg:width="1.5cm" svg:height="1.4cm" svg:x="9.5cm" svg:y="7.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9cm" svg:height="1.2cm" svg:x="11.1cm" svg:y="8.2cm">
            <draw:text-box>
              <text:p><text:span text:style-name="T2">y</text:span></text:p>
            </draw:text-box>
          </draw:frame>
        </draw:g>
      </draw:page>
      <draw:page draw:name="page2" draw:style-name="dp1" draw:master-page-name="Standard">
        <draw:g>
          <draw:custom-shape draw:style-name="gr1" draw:text-style-name="P1" draw:layer="layout" svg:width="15.7cm" svg:height="4.3cm" svg:x="0.3cm" svg:y="2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2.7cm" svg:height="3.2cm" svg:x="0.4cm" svg:y="9.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8.3cm" svg:height="5.229cm" svg:x="0.2cm" svg:y="1.671cm">
            <draw:text-box>
              <text:p><text:span text:style-name="T1"/></text:p>
              <text:p text:style-name="P2"><text:span text:style-name="T1">void main( )</text:span></text:p>
              <text:p text:style-name="P2"><text:span text:style-name="T1">{ </text:span></text:p>
              <text:p text:style-name="P2"><text:span text:style-name="T1">int a=3;</text:span></text:p>
              <text:p text:style-name="P2"><text:span text:style-name="T1">int b=5;</text:span></text:p>
              <text:p text:style-name="P2"><text:span text:style-name="T1">ecrireString("avant a="); ecrireInt(a);</text:span></text:p>
              <text:p text:style-name="P2"><text:span text:style-name="T1">ecrireString("b="); ecrireInt(b);</text:span></text:p>
              <text:p text:style-name="P2"><text:span text:style-name="T1">echanger(a,b);</text:span></text:p>
              <text:p text:style-name="P2"><text:span text:style-name="T1">ecrireString("apres a="); ecrireInt(a);</text:span></text:p>
              <text:p text:style-name="P2"><text:span text:style-name="T1">ecrireString("b="); ecrireInt(b);</text:span></text:p>
              <text:p text:style-name="P2"><text:span text:style-name="T1">}</text:span></text:p>
            </draw:text-box>
          </draw:frame>
          <draw:custom-shape draw:style-name="gr4" draw:text-style-name="P1" draw:layer="layout" svg:width="15.7cm" svg:height="2cm" svg:x="0.3cm" svg:y="0.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2.7cm" svg:height="2cm" svg:x="0.4cm" svg:y="7.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.4cm" svg:x="1.1cm" svg:y="0.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.4cm" svg:x="0.9cm" svg:y="7.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5cm" svg:height="1.2cm" svg:x="2.8cm" svg:y="0.6cm">
            <draw:text-box>
              <text:p><text:span text:style-name="T2">a</text:span></text:p>
            </draw:text-box>
          </draw:frame>
          <draw:frame draw:style-name="gr7" draw:text-style-name="P4" draw:layer="layout" svg:width="1.9cm" svg:height="1.2cm" svg:x="2.5cm" svg:y="8.2cm">
            <draw:text-box>
              <text:p><text:span text:style-name="T2">temp</text:span></text:p>
            </draw:text-box>
          </draw:frame>
          <draw:frame draw:style-name="gr8" draw:text-style-name="P3" draw:layer="layout" svg:width="12.7cm" svg:height="3.35cm" svg:x="0.5cm" svg:y="9.6cm">
            <draw:text-box>
              <text:p><text:span text:style-name="T1">void echanger(int x, int y) {</text:span></text:p>
              <text:p><text:span text:style-name="T1"><text:s text:c="2"/></text:span><text:span text:style-name="T1">int temp;</text:span></text:p>
              <text:p><text:span text:style-name="T1"><text:s text:c="2"/></text:span><text:span text:style-name="T1">temp=x;</text:span></text:p>
              <text:p><text:span text:style-name="T1"><text:s text:c="2"/></text:span><text:span text:style-name="T1">x=y; </text:span></text:p>
              <text:p><text:span text:style-name="T1"><text:s text:c="2"/></text:span><text:span text:style-name="T1">y=temp;</text:span></text:p>
              <text:p><text:span text:style-name="T1">}</text:span></text:p>
            </draw:text-box>
          </draw:frame>
          <draw:custom-shape draw:style-name="gr6" draw:text-style-name="P1" draw:layer="layout" svg:width="1.5cm" svg:height="1.4cm" svg:x="4cm" svg:y="0.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5cm" svg:height="1.2cm" svg:x="5.7cm" svg:y="0.6cm">
            <draw:text-box>
              <text:p><text:span text:style-name="T2">b</text:span></text:p>
            </draw:text-box>
          </draw:frame>
          <draw:custom-shape draw:style-name="gr6" draw:text-style-name="P1" draw:layer="layout" svg:width="1.5cm" svg:height="1.4cm" svg:x="6.3cm" svg:y="7.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9cm" svg:height="1.2cm" svg:x="7.9cm" svg:y="8.2cm">
            <draw:text-box>
              <text:p><text:span text:style-name="T2">x</text:span></text:p>
            </draw:text-box>
          </draw:frame>
          <draw:custom-shape draw:style-name="gr6" draw:text-style-name="P1" draw:layer="layout" svg:width="1.5cm" svg:height="1.4cm" svg:x="9.5cm" svg:y="7.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9cm" svg:height="1.2cm" svg:x="11.1cm" svg:y="8.2cm">
            <draw:text-box>
              <text:p><text:span text:style-name="T2">y</text:span></text:p>
            </draw:text-box>
          </draw:frame>
        </draw:g>
        <draw:frame draw:style-name="gr9" draw:text-style-name="P4" draw:layer="layout" svg:width="0.9cm" svg:height="0.747cm" svg:x="1.3cm" svg:y="0.7cm">
          <draw:text-box>
            <text:p><text:span text:style-name="T2">3</text:span></text:p>
          </draw:text-box>
        </draw:frame>
        <draw:frame draw:style-name="gr9" draw:text-style-name="P4" draw:layer="layout" svg:width="0.9cm" svg:height="0.747cm" svg:x="4.4cm" svg:y="0.701cm">
          <draw:text-box>
            <text:p><text:span text:style-name="T2">5</text:span></text:p>
          </draw:text-box>
        </draw:frame>
        <draw:frame draw:style-name="gr9" draw:text-style-name="P4" draw:layer="layout" svg:width="0.9cm" svg:height="0.747cm" svg:x="6.6cm" svg:y="8.253cm">
          <draw:text-box>
            <text:p><text:span text:style-name="T2">3</text:span></text:p>
          </draw:text-box>
        </draw:frame>
        <draw:frame draw:style-name="gr9" draw:text-style-name="P4" draw:layer="layout" svg:width="0.9cm" svg:height="0.747cm" svg:x="9.8cm" svg:y="8.253cm">
          <draw:text-box>
            <text:p><text:span text:style-name="T2">5</text:span></text:p>
          </draw:text-box>
        </draw:frame>
      </draw:page>
      <draw:page draw:name="page3" draw:style-name="dp1" draw:master-page-name="Standard">
        <draw:g>
          <draw:custom-shape draw:style-name="gr1" draw:text-style-name="P1" draw:layer="layout" svg:width="15.7cm" svg:height="4.3cm" svg:x="0.3cm" svg:y="2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2.7cm" svg:height="3.2cm" svg:x="0.4cm" svg:y="9.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8.3cm" svg:height="5.229cm" svg:x="0.2cm" svg:y="1.671cm">
            <draw:text-box>
              <text:p><text:span text:style-name="T1"/></text:p>
              <text:p text:style-name="P2"><text:span text:style-name="T1">void main( )</text:span></text:p>
              <text:p text:style-name="P2"><text:span text:style-name="T1">{ </text:span></text:p>
              <text:p text:style-name="P2"><text:span text:style-name="T1">int a=3;</text:span></text:p>
              <text:p text:style-name="P2"><text:span text:style-name="T1">int b=5;</text:span></text:p>
              <text:p text:style-name="P2"><text:span text:style-name="T1">ecrireString("avant a="); ecrireInt(a);</text:span></text:p>
              <text:p text:style-name="P2"><text:span text:style-name="T1">ecrireString("b="); ecrireInt(b);</text:span></text:p>
              <text:p text:style-name="P2"><text:span text:style-name="T1">echanger(a,b);</text:span></text:p>
              <text:p text:style-name="P2"><text:span text:style-name="T1">ecrireString("apres a="); ecrireInt(a);</text:span></text:p>
              <text:p text:style-name="P2"><text:span text:style-name="T1">ecrireString("b="); ecrireInt(b);</text:span></text:p>
              <text:p text:style-name="P2"><text:span text:style-name="T1">}</text:span></text:p>
            </draw:text-box>
          </draw:frame>
          <draw:custom-shape draw:style-name="gr4" draw:text-style-name="P1" draw:layer="layout" svg:width="15.7cm" svg:height="2cm" svg:x="0.3cm" svg:y="0.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2.7cm" svg:height="2cm" svg:x="0.4cm" svg:y="7.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.4cm" svg:x="1.1cm" svg:y="0.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.4cm" svg:x="0.9cm" svg:y="7.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5cm" svg:height="1.2cm" svg:x="2.8cm" svg:y="0.6cm">
            <draw:text-box>
              <text:p><text:span text:style-name="T2">a</text:span></text:p>
            </draw:text-box>
          </draw:frame>
          <draw:frame draw:style-name="gr7" draw:text-style-name="P4" draw:layer="layout" svg:width="1.9cm" svg:height="1.2cm" svg:x="2.5cm" svg:y="8.2cm">
            <draw:text-box>
              <text:p><text:span text:style-name="T2">temp</text:span></text:p>
            </draw:text-box>
          </draw:frame>
          <draw:frame draw:style-name="gr8" draw:text-style-name="P3" draw:layer="layout" svg:width="12.7cm" svg:height="3.35cm" svg:x="0.5cm" svg:y="9.6cm">
            <draw:text-box>
              <text:p><text:span text:style-name="T1">void echanger(int x, int y) {</text:span></text:p>
              <text:p><text:span text:style-name="T1"><text:s text:c="2"/></text:span><text:span text:style-name="T1">int temp;</text:span></text:p>
              <text:p><text:span text:style-name="T1"><text:s text:c="2"/></text:span><text:span text:style-name="T1">temp=x;</text:span></text:p>
              <text:p><text:span text:style-name="T1"><text:s text:c="2"/></text:span><text:span text:style-name="T1">x=y; </text:span></text:p>
              <text:p><text:span text:style-name="T1"><text:s text:c="2"/></text:span><text:span text:style-name="T1">y=temp;</text:span></text:p>
              <text:p><text:span text:style-name="T1">}</text:span></text:p>
            </draw:text-box>
          </draw:frame>
          <draw:custom-shape draw:style-name="gr6" draw:text-style-name="P1" draw:layer="layout" svg:width="1.5cm" svg:height="1.4cm" svg:x="4cm" svg:y="0.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5cm" svg:height="1.2cm" svg:x="5.7cm" svg:y="0.6cm">
            <draw:text-box>
              <text:p><text:span text:style-name="T2">b</text:span></text:p>
            </draw:text-box>
          </draw:frame>
          <draw:custom-shape draw:style-name="gr6" draw:text-style-name="P1" draw:layer="layout" svg:width="1.5cm" svg:height="1.4cm" svg:x="6.3cm" svg:y="7.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9cm" svg:height="1.2cm" svg:x="7.9cm" svg:y="8.2cm">
            <draw:text-box>
              <text:p><text:span text:style-name="T2">x</text:span></text:p>
            </draw:text-box>
          </draw:frame>
          <draw:custom-shape draw:style-name="gr6" draw:text-style-name="P1" draw:layer="layout" svg:width="1.5cm" svg:height="1.4cm" svg:x="9.5cm" svg:y="7.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9cm" svg:height="1.2cm" svg:x="11.1cm" svg:y="8.2cm">
            <draw:text-box>
              <text:p><text:span text:style-name="T2">y</text:span></text:p>
            </draw:text-box>
          </draw:frame>
        </draw:g>
        <draw:frame draw:style-name="gr9" draw:text-style-name="P4" draw:layer="layout" svg:width="0.9cm" svg:height="0.747cm" svg:x="1.3cm" svg:y="0.7cm">
          <draw:text-box>
            <text:p><text:span text:style-name="T2">3</text:span></text:p>
          </draw:text-box>
        </draw:frame>
        <draw:frame draw:style-name="gr9" draw:text-style-name="P4" draw:layer="layout" svg:width="0.9cm" svg:height="0.747cm" svg:x="4.4cm" svg:y="0.701cm">
          <draw:text-box>
            <text:p><text:span text:style-name="T2">5</text:span></text:p>
          </draw:text-box>
        </draw:frame>
        <draw:frame draw:style-name="gr9" draw:text-style-name="P4" draw:layer="layout" svg:width="0.9cm" svg:height="0.747cm" svg:x="6.6cm" svg:y="8.253cm">
          <draw:text-box>
            <text:p><text:span text:style-name="T2">5</text:span></text:p>
          </draw:text-box>
        </draw:frame>
        <draw:frame draw:style-name="gr9" draw:text-style-name="P4" draw:layer="layout" svg:width="0.9cm" svg:height="0.747cm" svg:x="9.8cm" svg:y="8.253cm">
          <draw:text-box>
            <text:p><text:span text:style-name="T2">3</text:span></text:p>
          </draw:text-box>
        </draw:frame>
        <draw:frame draw:style-name="gr9" draw:text-style-name="P4" draw:layer="layout" svg:width="0.9cm" svg:height="0.747cm" svg:x="1.2cm" svg:y="8.2cm">
          <draw:text-box>
            <text:p><text:span text:style-name="T2">3</text:span></text:p>
          </draw:text-box>
        </draw:frame>
      </draw:page>
      <draw:page draw:name="page4" draw:style-name="dp1" draw:master-page-name="Standard">
        <draw:g>
          <draw:custom-shape draw:style-name="gr1" draw:text-style-name="P1" draw:layer="layout" svg:width="15.7cm" svg:height="4.3cm" svg:x="0.3cm" svg:y="2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2.7cm" svg:height="3.2cm" svg:x="0.4cm" svg:y="9.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8.3cm" svg:height="5.229cm" svg:x="0.2cm" svg:y="1.671cm">
            <draw:text-box>
              <text:p><text:span text:style-name="T1"/></text:p>
              <text:p text:style-name="P2"><text:span text:style-name="T1">void main( )</text:span></text:p>
              <text:p text:style-name="P2"><text:span text:style-name="T1">{ </text:span></text:p>
              <text:p text:style-name="P2"><text:span text:style-name="T1">int a=3;</text:span></text:p>
              <text:p text:style-name="P2"><text:span text:style-name="T1">int b=5;</text:span></text:p>
              <text:p text:style-name="P2"><text:span text:style-name="T1">ecrireString("avant a="); ecrireInt(a);</text:span></text:p>
              <text:p text:style-name="P2"><text:span text:style-name="T1">ecrireString("b="); ecrireInt(b);</text:span></text:p>
              <text:p text:style-name="P2"><text:span text:style-name="T1">echanger(a,b);</text:span></text:p>
              <text:p text:style-name="P2"><text:span text:style-name="T1">ecrireString("apres a="); ecrireInt(a);</text:span></text:p>
              <text:p text:style-name="P2"><text:span text:style-name="T1">ecrireString("b="); ecrireInt(b);</text:span></text:p>
              <text:p text:style-name="P2"><text:span text:style-name="T1">}</text:span></text:p>
            </draw:text-box>
          </draw:frame>
          <draw:custom-shape draw:style-name="gr4" draw:text-style-name="P1" draw:layer="layout" svg:width="15.7cm" svg:height="2cm" svg:x="0.3cm" svg:y="0.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2.7cm" svg:height="2cm" svg:x="0.4cm" svg:y="7.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.4cm" svg:x="1.1cm" svg:y="0.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.4cm" svg:x="0.9cm" svg:y="7.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5cm" svg:height="1.2cm" svg:x="2.8cm" svg:y="0.6cm">
            <draw:text-box>
              <text:p><text:span text:style-name="T2">a</text:span></text:p>
            </draw:text-box>
          </draw:frame>
          <draw:frame draw:style-name="gr7" draw:text-style-name="P4" draw:layer="layout" svg:width="1.9cm" svg:height="1.2cm" svg:x="2.5cm" svg:y="8.2cm">
            <draw:text-box>
              <text:p><text:span text:style-name="T2">temp</text:span></text:p>
            </draw:text-box>
          </draw:frame>
          <draw:frame draw:style-name="gr8" draw:text-style-name="P3" draw:layer="layout" svg:width="12.7cm" svg:height="3.35cm" svg:x="0.5cm" svg:y="9.6cm">
            <draw:text-box>
              <text:p><text:span text:style-name="T1">void echanger(int x, int y) {</text:span></text:p>
              <text:p><text:span text:style-name="T1"><text:s text:c="2"/></text:span><text:span text:style-name="T1">int temp;</text:span></text:p>
              <text:p><text:span text:style-name="T1"><text:s text:c="2"/></text:span><text:span text:style-name="T1">temp=x;</text:span></text:p>
              <text:p><text:span text:style-name="T1"><text:s text:c="2"/></text:span><text:span text:style-name="T1">x=y; </text:span></text:p>
              <text:p><text:span text:style-name="T1"><text:s text:c="2"/></text:span><text:span text:style-name="T1">y=temp;</text:span></text:p>
              <text:p><text:span text:style-name="T1">}</text:span></text:p>
            </draw:text-box>
          </draw:frame>
          <draw:custom-shape draw:style-name="gr6" draw:text-style-name="P1" draw:layer="layout" svg:width="1.5cm" svg:height="1.4cm" svg:x="4cm" svg:y="0.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5cm" svg:height="1.2cm" svg:x="5.7cm" svg:y="0.6cm">
            <draw:text-box>
              <text:p><text:span text:style-name="T2">b</text:span></text:p>
            </draw:text-box>
          </draw:frame>
          <draw:custom-shape draw:style-name="gr6" draw:text-style-name="P1" draw:layer="layout" svg:width="1.5cm" svg:height="1.4cm" svg:x="6.3cm" svg:y="7.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9cm" svg:height="1.2cm" svg:x="7.9cm" svg:y="8.2cm">
            <draw:text-box>
              <text:p><text:span text:style-name="T2">x</text:span></text:p>
            </draw:text-box>
          </draw:frame>
          <draw:custom-shape draw:style-name="gr6" draw:text-style-name="P1" draw:layer="layout" svg:width="1.5cm" svg:height="1.4cm" svg:x="9.5cm" svg:y="7.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9cm" svg:height="1.2cm" svg:x="11.1cm" svg:y="8.2cm">
            <draw:text-box>
              <text:p><text:span text:style-name="T2">y</text:span></text:p>
            </draw:text-box>
          </draw:frame>
        </draw:g>
        <draw:frame draw:style-name="gr9" draw:text-style-name="P4" draw:layer="layout" svg:width="0.9cm" svg:height="0.747cm" svg:x="1.3cm" svg:y="0.7cm">
          <draw:text-box>
            <text:p><text:span text:style-name="T2">3</text:span></text:p>
          </draw:text-box>
        </draw:frame>
        <draw:frame draw:style-name="gr9" draw:text-style-name="P4" draw:layer="layout" svg:width="0.9cm" svg:height="0.747cm" svg:x="4.4cm" svg:y="0.701cm">
          <draw:text-box>
            <text:p><text:span text:style-name="T2">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35cm" fo:page-height="1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2-15T14:15:49.660306654</meta:creation-date>
    <meta:generator>LibreOffice/7.3.7.2$Linux_X86_64 LibreOffice_project/30$Build-2</meta:generator>
    <dc:date>2024-09-15T10:26:56.608487728</dc:date>
    <meta:editing-duration>PT1H15M46S</meta:editing-duration>
    <meta:editing-cycles>10</meta:editing-cycles>
    <meta:document-statistic meta:object-count="79"/>
  </office:meta>
</office:document-meta>
</file>